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rchives — Découverte</text:h>
      <text:p text:style-name="Text_20_body">Portrait retiré.<text:line-break/>Carte SD trouvée.</text:p>
      <text:p text:style-name="Text_20_body">Silence.</text:p>
      <text:p text:style-name="Text_20_body">Tu dis :</text:p>
      <text:p text:style-name="Quotations">“Une carte SD.”</text:p>
      <text:p text:style-name="Text_20_body">Pause.</text:p>
      <text:p text:style-name="Quotations">“Ce n’est pas un indice…<text:line-break/>c’est une clé.”</text:p>
      <text:p text:style-name="Horizontal_20_Line"/>
      <text:h text:style-name="Heading_20_2" text:outline-level="2">🧠 SOLIDIFIER L’ÉQUIPE</text:h>
      <text:p text:style-name="Text_20_body">Tu regardes le groupe.</text:p>
      <text:p text:style-name="Quotations">“Qui a retrouvé le prototype ?”</text:p>
      <text:p text:style-name="Text_20_body">Équipe 1 lève la main.</text:p>
      <text:p text:style-name="Quotations">“Qui a trouvé la note ?”</text:p>
      <text:p text:style-name="Text_20_body">Équipe 2 lève la main.</text:p>
      <text:p text:style-name="Quotations">“Qui a décodé le message ?”</text:p>
      <text:p text:style-name="Text_20_body">Ils se regardent.</text:p>
      <text:p text:style-name="Text_20_body">Tu continues :</text:p>
      <text:p text:style-name="Quotations">“Sans l’un de vous…<text:line-break/>rien n’aurait fonctionné.”</text:p>
      <text:p text:style-name="Text_20_body">Pause.</text:p>
      <text:p text:style-name="Quotations">“Ce prototype ne répond pas à une seule personne.”</text:p>
      <text:p text:style-name="Text_20_body">Regard circulaire.</text:p>
      <text:p text:style-name="Quotations">“Il répond à une équipe.”</text:p>
      <text:p text:style-name="Horizontal_20_Line"/>
      <text:h text:style-name="Heading_20_2" text:outline-level="2">🎯 TRANSFERT NATUREL VERS ISAAC</text:h>
      <text:p text:style-name="Text_20_body">Tu prends la carte SD.</text:p>
      <text:p text:style-name="Text_20_body">Tu la montres.</text:p>
      <text:p text:style-name="Quotations"><text:soft-page-break/>“Mais il y a une chose que seule une personne peut faire.”</text:p>
      <text:p text:style-name="Text_20_body">Silence.</text:p>
      <text:p text:style-name="Text_20_body">Tu regardes Isaac.</text:p>
      <text:p text:style-name="Quotations">“Isaac…<text:line-break/>C’est ton prototype.”</text:p>
      <text:p text:style-name="Horizontal_20_Line"/>
      <text:h text:style-name="Heading_20_2" text:outline-level="2">🎛 MOMENT FINAL — GESTE D’ISAAC</text:h>
      <text:p text:style-name="Text_20_body">Le U-SON est rouge.</text:p>
      <text:p text:style-name="Text_20_body">Tu lui tends la carte.</text:p>
      <text:p text:style-name="Quotations">“À toi.”</text:p>
      <text:p text:style-name="Text_20_body">Il insère la carte SD.</text:p>
      <text:p text:style-name="Text_20_body">Silence 2 secondes.</text:p>
      <text:p text:style-name="Text_20_body">LED rouge → orange → vert fixe.</text:p>
      <text:p text:style-name="Text_20_body">Petit son de démarrage.</text:p>
      <text:p text:style-name="Horizontal_20_Line"/>
      <text:h text:style-name="Heading_20_2" text:outline-level="2">💡 RÉVÉLATION</text:h>
      <text:p text:style-name="Text_20_body">Tu demandes doucement :</text:p>
      <text:p text:style-name="Quotations">“Qu’est-ce que ça peut être… avec une carte SD ?”</text:p>
      <text:p text:style-name="Text_20_body">Un enfant :</text:p>
      <text:p text:style-name="Text_20_body">“Un lecteur MP3 !”</text:p>
      <text:p text:style-name="Text_20_body">Tu souris.</text:p>
      <text:p text:style-name="Quotations">“Exactement.”</text:p>
      <text:p text:style-name="Horizontal_20_Line"/>
      <text:h text:style-name="Heading_20_2" text:outline-level="2">🎧 MESSAGE AUDIO (à enregistrer)</text:h>
      <text:p text:style-name="Quotations">“Isaac…</text:p>
      <text:p text:style-name="Quotations">Si tu entends ce message,<text:line-break/>c’est que toi et ton équipe avez réussi.</text:p>
      <text:p text:style-name="Quotations">Une fréquence parfaite ne se trouve jamais seul.</text:p>
      <text:p text:style-name="Quotations">Elle se construit ensemble.</text:p>
      <text:p text:style-name="Quotations"><text:soft-page-break/>Le U-SON n’est pas seulement un stabilisateur.</text:p>
      <text:p text:style-name="Quotations">C’est un lecteur.</text:p>
      <text:p text:style-name="Quotations">Il garde en mémoire ce qui compte.</text:p>
      <text:p text:style-name="Quotations">Continue à créer.<text:line-break/>Continue à chercher.<text:line-break/>Continue à rassembler.</text:p>
      <text:p text:style-name="Quotations">— Professeur Zacus.”</text:p>
      <text:p text:style-name="Horizontal_20_Line"/>
      <text:h text:style-name="Heading_20_2" text:outline-level="2">🎬 CLÔTURE SYMBOLIQUE</text:h>
      <text:p text:style-name="Text_20_body">Tu annonces :</text:p>
      <text:p text:style-name="Quotations">“Ce soir,<text:line-break/>ce n’est pas seulement une invention qui a été sauvée.”</text:p>
      <text:p text:style-name="Text_20_body">Pause.</text:p>
      <text:p text:style-name="Quotations">“C’est une équipe qui s’est formée.”</text:p>
      <text:p text:style-name="Horizontal_20_Line"/>
      <text:h text:style-name="Heading_20_2" text:outline-level="2">📞 HOT-LINE — Dernière phrase</text:h>
      <text:p text:style-name="Quotations">“Prototype sécurisé.”</text:p>
      <text:p text:style-name="Quotations">“Fréquence stabilisée.”</text:p>
      <text:p text:style-name="Quotations">“Équipe validée.”</text:p>
      <text:p text:style-name="Quotations">“Fin de transmission.”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14:27:52.631889000</meta:creation-date>
    <dc:date>2026-02-11T14:27:58.310183000</dc:date>
    <meta:editing-duration>PT6S</meta:editing-duration>
    <meta:editing-cycles>1</meta:editing-cycles>
    <meta:document-statistic meta:table-count="0" meta:image-count="0" meta:object-count="0" meta:page-count="3" meta:paragraph-count="63" meta:word-count="279" meta:character-count="1574" meta:non-whitespace-character-count="1354"/>
    <meta:generator>LibreOffice/25.8.4.2$MacOSX_X86_64 LibreOffice_project/290daaa01b999472f0c7a3890eb6a550fd74c6df</meta:generator>
  </office:meta>
</office:document-meta>
</file>